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fo:font-weight="normal" style:font-size-asian="12pt" style:font-weight-asian="normal" style:font-size-complex="12pt" style:font-weight-complex="normal"/>
    </style:style>
    <style:style style:name="P2" style:family="paragraph" style:parent-style-name="Standard">
      <style:text-properties style:font-name="Consolas" fo:font-size="10pt" fo:font-weight="normal" style:font-name-asian="Consolas" style:font-size-asian="10pt" style:font-weight-asian="normal" style:font-name-complex="Consolas" style:font-size-complex="10pt"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Text_20_body" style:list-style-name="L1"/>
    <style:style style:name="T1" style:family="text">
      <style:text-properties fo:font-style="italic" style:font-style-asian="italic" style:font-style-complex="italic"/>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3f5fbf"/>
    </style:style>
    <style:style style:name="T5"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ckito Übung</text:p>
      <text:h text:style-name="Heading_20_1" text:outline-level="1">Szenario:</text:h>
      <text:p text:style-name="P1">Ein Versicherungsunternehmen möchte seine Produktdaten von einem Altsystem in ein modernes Produktsystem überführen. Deine Aufgabe ist es, einen Converter zu schreiben, der die Daten aus dem alten Produktsystem ausliest und in das moderne Produktsystem überführt.</text:p>
      <text:h text:style-name="Heading_20_1" text:outline-level="1">Folgendes Interfaces sind gegeben:</text:h>
      <text:p text:style-name="P2"><text:span text:style-name="T2">package</text:span><text:span text:style-name="T3"> pmimport;</text:span></text:p>
      <text:p text:style-name="P3"/>
      <text:p text:style-name="P3"><text:span text:style-name="T2">import</text:span><text:span text:style-name="T3"> java.util.List;</text:span></text:p>
      <text:p text:style-name="P3"/>
      <text:p text:style-name="P3"><text:span text:style-name="T2">public</text:span><text:span text:style-name="T3"> </text:span><text:span text:style-name="T2">interface</text:span><text:span text:style-name="T3"> ILegacyPm {</text:span></text:p>
      <text:p text:style-name="P3"><text:span text:style-name="T3"><text:tab/></text:span><text:span text:style-name="T4">/**</text:span></text:p>
      <text:p text:style-name="P4"><text:tab/> * Returns a list containing the <text:span text:style-name="T5">ids</text:span> of all products.</text:p>
      <text:p text:style-name="P4"><text:tab/> */</text:p>
      <text:p text:style-name="P5"><text:tab/>List&lt;String&gt; getAllProducts();</text:p>
      <text:p text:style-name="P3"/>
      <text:p text:style-name="P3"><text:span text:style-name="T3"><text:tab/></text:span><text:span text:style-name="T4">/**</text:span></text:p>
      <text:p text:style-name="P4"><text:tab/> * Returns the name of the product with the given product id.</text:p>
      <text:p text:style-name="P4"><text:tab/> */</text:p>
      <text:p text:style-name="P5"><text:tab/>String getProductName(String productId);</text:p>
      <text:p text:style-name="P3"/>
      <text:p text:style-name="P3"><text:span text:style-name="T3"><text:tab/></text:span><text:span text:style-name="T4">/**</text:span></text:p>
      <text:p text:style-name="P4"><text:tab/> * Returns a list containing the names of all attributes belonging to the</text:p>
      <text:p text:style-name="P4"><text:tab/> * product with the given product id.</text:p>
      <text:p text:style-name="P4"><text:tab/> */</text:p>
      <text:p text:style-name="P5"><text:tab/>List&lt;String&gt; getAttributes(String productId);</text:p>
      <text:p text:style-name="P5">}</text:p>
      <text:p text:style-name="P1"/>
      <text:p text:style-name="P2"><text:span text:style-name="T2">package</text:span><text:span text:style-name="T3"> pmimport;</text:span></text:p>
      <text:p text:style-name="P3"/>
      <text:p text:style-name="P3"><text:span text:style-name="T2">public</text:span><text:span text:style-name="T3"> </text:span><text:span text:style-name="T2">interface</text:span><text:span text:style-name="T3"> IModernPm {</text:span></text:p>
      <text:p text:style-name="P3"><text:span text:style-name="T3"><text:tab/></text:span><text:span text:style-name="T4">/**</text:span></text:p>
      <text:p text:style-name="P4"><text:tab/> * Creates a new product with the given name and returns it's id.</text:p>
      <text:p text:style-name="P4"><text:tab/> */</text:p>
      <text:p text:style-name="P3"><text:span text:style-name="T3"><text:tab/></text:span><text:span text:style-name="T2">public</text:span><text:span text:style-name="T3"> String createProduct(String name);</text:span></text:p>
      <text:p text:style-name="P3"/>
      <text:p text:style-name="P3"><text:span text:style-name="T3"><text:tab/></text:span><text:span text:style-name="T4">/**</text:span></text:p>
      <text:p text:style-name="P4"><text:tab/> * Adds an attribute with the given name to the product with the given id.</text:p>
      <text:p text:style-name="P4"><text:tab/> */</text:p>
      <text:p text:style-name="P3"><text:span text:style-name="T3"><text:tab/></text:span><text:span text:style-name="T2">public</text:span><text:span text:style-name="T3"> </text:span><text:span text:style-name="T2">void</text:span><text:span text:style-name="T3"> addAttribute(String productId, String attributeName);</text:span></text:p>
      <text:p text:style-name="P5">}</text:p>
      <text:h text:style-name="Heading_20_1" text:outline-level="1">Aufgabe (ca. 30 Minuten)</text:h>
      <text:list xml:id="list42347053" text:style-name="L1">
        <text:list-item>
          <text:p text:style-name="P6">Entwickle die Klasse <text:span text:style-name="T1">PmConverter</text:span>. Verwende dabei TDD als Entwicklungsprozess.</text:p>
        </text:list-item>
        <text:list-item>
          <text:p text:style-name="P6"><text:span text:style-name="T1">PmConverter</text:span> bekommt über den Konstruktor ein Objekt vom Typ <text:span text:style-name="T1">ILegacyPm</text:span> und ein Objekt vom Typ <text:span text:style-name="T1">IModernPm</text:span>.</text:p>
        </text:list-item>
        <text:list-item>
          <text:p text:style-name="P6"><text:span text:style-name="T1">PmConverter</text:span> verfügt über eine Methode <text:span text:style-name="T1">convert()</text:span>. Diese soll alle Daten vom Altsystem in das Neusystem überführ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7M58S</meta:editing-duration>
    <meta:editing-cycles>23</meta:editing-cycles>
    <meta:generator>LibreOffice/3.3$Win32 LibreOffice_project/330m19$Build-401</meta:generator>
    <dc:date>2012-01-15T22:20:51.20</dc:date>
    <meta:document-statistic meta:table-count="0" meta:image-count="0" meta:object-count="0" meta:page-count="1" meta:paragraph-count="36" meta:word-count="204" meta:character-count="1388"/>
    <meta:user-defined meta:name="Info 1"/>
    <meta:user-defined meta:name="Info 2"/>
    <meta:user-defined meta:name="Info 3"/>
    <meta:user-defined meta:name="Info 4"/>
  </office:meta>
</office:document-meta>
</file>